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Different Ways to set Tab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auto_03a9f2b3"><text:span text:style-name="auto_d04435cb">Subtotal</text:span><text:tab/><text:span text:style-name="auto_d04435cb">€24.19</text:span></text:p>
      <text:p text:style-name="auto_243d6262"><text:tab/><text:span text:style-name="auto_f4440c60">Itam A</text:span><text:tab/><text:span text:style-name="auto_30ed6bf8">€12.50</text:span></text:p>
      <text:p text:style-name="auto_243d6262"><text:tab/><text:span text:style-name="auto_85dfc5bc">Product</text:span><text:tab/><text:tab/><text:span text:style-name="auto_85dfc5bc">Price</text:span><text:line-break/><text:tab/>Widget<text:tab/><text:tab/>€9.99<text:line-break/><text:tab/>Gadget<text:tab/><text:tab/>€14.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d04435cb" style:family="text" style:parent-style-name="Standard">
      <style:text-properties fo:font-weight="bold" fo:font-style="italic"/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logo}}</text:p>
        <text:p text:style-name="MP2">{{title}}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5T16:51:39.564739078</dc:date>
    <meta:editing-duration>PT34M1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" meta:character-count="34" meta:non-whitespace-character-count="34"/>
  </office:meta>
</office:document-meta>
</file>